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56cm" fo:min-width="2.506cm" fo:wrap-option="wrap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756cm" fo:min-width="2.506cm"/>
      <style:paragraph-properties style:writing-mode="lr-tb"/>
    </style:style>
    <style:style style:name="gr4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5" style:family="graphic" style:parent-style-name="objectwithoutfill">
      <style:graphic-properties draw:marker-end="Arrowheads_20_6" draw:marker-end-width="0.3cm" draw:fill="none" draw:textarea-vertical-align="middle"/>
      <style:paragraph-properties style:writing-mode="lr-tb"/>
    </style:style>
    <style:style style:name="gr6" style:family="graphic" style:parent-style-name="objectwithoutfill">
      <style:graphic-properties draw:marker-end="Arrowheads_20_12" draw:marker-end-width="0.3cm" draw:fill="none" draw:textarea-vertical-align="middle"/>
      <style:paragraph-properties style:writing-mode="lr-tb"/>
    </style:style>
    <style:style style:name="gr7" style:family="graphic" style:parent-style-name="objectwithoutfill">
      <style:graphic-properties draw:marker-end="Arrowheads_20_14" draw:marker-end-width="0.3cm" draw:fill="none" draw:textarea-vertical-align="middle"/>
      <style:paragraph-properties style:writing-mode="lr-tb"/>
    </style:style>
    <style:style style:name="gr8" style:family="graphic" style:parent-style-name="objectwithoutfill">
      <style:graphic-properties draw:marker-end="Arrowheads_20_16" draw:marker-end-width="0.3cm" draw:fill="none" draw:textarea-vertical-align="middle"/>
      <style:paragraph-properties style:writing-mode="lr-tb"/>
    </style:style>
    <style:style style:name="gr9" style:family="graphic" style:parent-style-name="objectwithoutfill">
      <style:graphic-properties draw:marker-end="Arrowheads_20_17" draw:marker-end-width="0.3cm" draw:fill="none" draw:textarea-vertical-align="middl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872cm" fo:min-width="1.622cm"/>
      <style:paragraph-properties style:writing-mode="lr-tb"/>
    </style:style>
    <style:style style:name="gr11" style:family="graphic" style:parent-style-name="objectwithoutfill">
      <style:graphic-properties draw:marker-end="Arrowheads_20_21" draw:marker-end-width="0.3cm" draw:fill="none" draw:textarea-vertical-align="middle"/>
      <style:paragraph-properties style:writing-mode="lr-tb"/>
    </style:style>
    <style:style style:name="gr12" style:family="graphic" style:parent-style-name="objectwithoutfill">
      <style:graphic-properties draw:marker-end="Arrowheads_20_22" draw:marker-end-width="0.3cm" draw:fill="none" draw:textarea-vertical-align="middle"/>
      <style:paragraph-properties style:writing-mode="lr-tb"/>
    </style:style>
    <style:style style:name="gr13" style:family="graphic" style:parent-style-name="objectwithoutfill">
      <style:graphic-properties draw:marker-end="Arrowheads_20_23" draw:marker-end-width="0.3cm" draw:fill="none" draw:textarea-vertical-align="middle"/>
      <style:paragraph-properties style:writing-mode="lr-tb"/>
    </style:style>
    <style:style style:name="gr14" style:family="graphic" style:parent-style-name="objectwithoutfill">
      <style:graphic-properties draw:marker-end="Arrowheads_20_24" draw:marker-end-width="0.3cm" draw:fill="none" draw:textarea-vertical-align="middle"/>
      <style:paragraph-properties style:writing-mode="lr-tb"/>
    </style:style>
    <style:style style:name="gr15" style:family="graphic" style:parent-style-name="objectwithoutfill">
      <style:graphic-properties draw:marker-end="Arrowheads_20_25" draw:marker-end-width="0.3cm" draw:fill="none" draw:textarea-vertical-align="middle"/>
      <style:paragraph-properties style:writing-mode="lr-tb"/>
    </style:style>
    <style:style style:name="gr16" style:family="graphic" style:parent-style-name="objectwithoutfill">
      <style:graphic-properties draw:marker-end="Arrowheads_20_26" draw:marker-end-width="0.3cm" draw:fill="none" draw:textarea-vertical-align="middle"/>
      <style:paragraph-properties style:writing-mode="lr-tb"/>
    </style:style>
    <style:style style:name="gr17" style:family="graphic" style:parent-style-name="objectwithoutfill">
      <style:graphic-properties draw:marker-end="Arrowheads_20_27" draw:marker-end-width="0.3cm"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1.696cm" fo:min-width="1.446cm"/>
      <style:paragraph-properties style:writing-mode="lr-tb"/>
    </style:style>
    <style:style style:name="gr19" style:family="graphic" style:parent-style-name="objectwithoutfill">
      <style:graphic-properties draw:marker-end="Arrowheads_20_28" draw:marker-end-width="0.3cm" draw:fill="none" draw:textarea-vertical-align="middle"/>
      <style:paragraph-properties style:writing-mode="lr-tb"/>
    </style:style>
    <style:style style:name="gr20" style:family="graphic" style:parent-style-name="objectwithoutfill">
      <style:graphic-properties draw:marker-end="Arrowheads_20_29" draw:marker-end-width="0.3cm" draw:fill="none" draw:textarea-vertical-align="middle"/>
      <style:paragraph-properties style:writing-mode="lr-tb"/>
    </style:style>
    <style:style style:name="gr21" style:family="graphic" style:parent-style-name="objectwithoutfill">
      <style:graphic-properties draw:marker-end="Arrowheads_20_30" draw:marker-end-width="0.3cm" draw:fill="none" draw:textarea-vertical-align="middl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3" style:family="graphic" style:parent-style-name="objectwithoutfill">
      <style:graphic-properties draw:marker-end="Arrowheads_20_31" draw:marker-end-width="0.3cm" draw:fill="none" draw:textarea-vertical-align="middl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3.11cm" fo:min-width="2.86cm"/>
      <style:paragraph-properties style:writing-mode="lr-tb"/>
    </style:style>
    <style:style style:name="gr25" style:family="graphic" style:parent-style-name="objectwithoutfill">
      <style:graphic-properties draw:marker-end="Arrowheads_20_32" draw:marker-end-width="0.3cm" draw:fill="none" draw:textarea-vertical-align="middl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12.799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1.518cm" fo:min-width="1.268cm" fo:wrap-option="wrap"/>
      <style:paragraph-properties style:writing-mode="lr-tb"/>
    </style:style>
    <style:style style:name="gr28" style:family="graphic" style:parent-style-name="objectwithoutfill">
      <style:graphic-properties draw:marker-end="Arrowheads_20_34" draw:marker-end-width="0.3cm" draw:fill="none" draw:textarea-vertical-align="middle"/>
      <style:paragraph-properties style:writing-mode="lr-tb"/>
    </style:style>
    <style:style style:name="gr29" style:family="graphic" style:parent-style-name="objectwithoutfill">
      <style:graphic-properties draw:marker-end="Arrowheads_20_35" draw:marker-end-width="0.3cm" draw:fill="none" draw:textarea-vertical-align="middle"/>
      <style:paragraph-properties style:writing-mode="lr-tb"/>
    </style:style>
    <style:style style:name="gr30" style:family="graphic" style:parent-style-name="objectwithoutfill">
      <style:graphic-properties draw:marker-end="Arrowheads_20_36" draw:marker-end-width="0.3cm" draw:fill="none" draw:textarea-vertical-align="middle"/>
      <style:paragraph-properties style:writing-mode="lr-tb"/>
    </style:style>
    <style:style style:name="gr31" style:family="graphic" style:parent-style-name="objectwithoutfill">
      <style:graphic-properties draw:marker-end="Arrowheads_20_37" draw:marker-end-width="0.3cm" draw:fill="none" draw:textarea-vertical-align="middle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1.872cm" fo:min-width="1.622cm" fo:wrap-option="wrap"/>
      <style:paragraph-properties style:writing-mode="lr-tb"/>
    </style:style>
    <style:style style:name="gr33" style:family="graphic" style:parent-style-name="objectwithoutfill">
      <style:graphic-properties draw:marker-end="Arrowheads_20_38" draw:marker-end-width="0.3cm" draw:fill="none" draw:textarea-vertical-align="middle"/>
      <style:paragraph-properties style:writing-mode="lr-tb"/>
    </style:style>
    <style:style style:name="gr34" style:family="graphic" style:parent-style-name="objectwithoutfill">
      <style:graphic-properties draw:marker-end="Arrowheads_20_40" draw:marker-end-width="0.3cm" draw:fill="none" draw:textarea-vertical-align="middle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1.518cm" fo:min-width="1.268cm"/>
      <style:paragraph-properties style:writing-mode="lr-tb"/>
    </style:style>
    <style:style style:name="gr36" style:family="graphic" style:parent-style-name="objectwithoutfill">
      <style:graphic-properties draw:marker-end="Arrowheads_20_41" draw:marker-end-width="0.3cm" draw:fill="none" draw:textarea-vertical-align="middle"/>
      <style:paragraph-properties style:writing-mode="lr-tb"/>
    </style:style>
    <style:style style:name="gr37" style:family="graphic" style:parent-style-name="objectwithoutfill">
      <style:graphic-properties draw:marker-end="Arrowheads_20_42" draw:marker-end-width="0.3cm" draw:fill="none" draw:textarea-vertical-align="middle"/>
      <style:paragraph-properties style:writing-mode="lr-tb"/>
    </style:style>
    <style:style style:name="gr38" style:family="graphic" style:parent-style-name="objectwithoutfill">
      <style:graphic-properties draw:marker-end="Arrowheads_20_43" draw:marker-end-width="0.3cm" draw:fill="none" draw:textarea-vertical-align="middle"/>
      <style:paragraph-properties style:writing-mode="lr-tb"/>
    </style:style>
    <style:style style:name="gr39" style:family="graphic" style:parent-style-name="objectwithoutfill">
      <style:graphic-properties draw:marker-end="Arrowheads_20_44" draw:marker-end-width="0.3cm" draw:fill="none" draw:textarea-vertical-align="middle"/>
      <style:paragraph-properties style:writing-mode="lr-tb"/>
    </style:style>
    <style:style style:name="gr40" style:family="graphic" style:parent-style-name="objectwithoutfill">
      <style:graphic-properties draw:marker-end="Arrowheads_20_45" draw:marker-end-width="0.3cm" draw:fill="none" draw:textarea-vertical-align="middle"/>
      <style:paragraph-properties style:writing-mode="lr-tb"/>
    </style:style>
    <style:style style:name="gr41" style:family="graphic" style:parent-style-name="objectwithoutfill">
      <style:graphic-properties draw:marker-end="Arrowheads_20_46" draw:marker-end-width="0.3cm" draw:fill="none" draw:textarea-vertical-align="middle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2.226cm" fo:min-width="1.976cm" fo:wrap-option="wrap"/>
      <style:paragraph-properties style:writing-mode="lr-tb"/>
    </style:style>
    <style:style style:name="gr43" style:family="graphic" style:parent-style-name="objectwithoutfill">
      <style:graphic-properties draw:marker-end="Arrowheads_20_47" draw:marker-end-width="0.3cm" draw:fill="none" draw:textarea-vertical-align="middle"/>
      <style:paragraph-properties style:writing-mode="lr-tb"/>
    </style:style>
    <style:style style:name="gr44" style:family="graphic" style:parent-style-name="objectwithoutfill">
      <style:graphic-properties draw:marker-end="Arrowheads_20_49" draw:marker-end-width="0.3cm" draw:fill="none" draw:textarea-vertical-align="middle"/>
      <style:paragraph-properties style:writing-mode="lr-tb"/>
    </style:style>
    <style:style style:name="gr45" style:family="graphic" style:parent-style-name="objectwithoutfill">
      <style:graphic-properties draw:marker-end="Arrowheads_20_50" draw:marker-end-width="0.3cm" draw:fill="none" draw:textarea-vertical-align="middle"/>
      <style:paragraph-properties style:writing-mode="lr-tb"/>
    </style:style>
    <style:style style:name="gr46" style:family="graphic" style:parent-style-name="objectwithoutfill">
      <style:graphic-properties draw:marker-end="Arrowheads_20_51" draw:marker-end-width="0.3cm" draw:fill="none" draw:textarea-vertical-align="middle"/>
      <style:paragraph-properties style:writing-mode="lr-tb"/>
    </style:style>
    <style:style style:name="gr47" style:family="graphic" style:parent-style-name="objectwithoutfill">
      <style:graphic-properties draw:marker-end="Arrowheads_20_52" draw:marker-end-width="0.3cm" draw:fill="none" draw:textarea-vertical-align="middle"/>
      <style:paragraph-properties style:writing-mode="lr-tb"/>
    </style:style>
    <style:style style:name="gr48" style:family="graphic" style:parent-style-name="objectwithoutfill">
      <style:graphic-properties draw:marker-end="Arrowheads_20_53" draw:marker-end-width="0.3cm" draw:fill="none" draw:textarea-vertical-align="middle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2.048cm" fo:min-width="1.798cm"/>
      <style:paragraph-properties style:writing-mode="lr-tb"/>
    </style:style>
    <style:style style:name="gr50" style:family="graphic" style:parent-style-name="objectwithoutfill">
      <style:graphic-properties draw:marker-end="Arrowheads_20_55" draw:marker-end-width="0.3cm" draw:fill="none" draw:textarea-vertical-align="middle"/>
    </style:style>
    <style:style style:name="gr51" style:family="graphic" style:parent-style-name="objectwithoutfill">
      <style:graphic-properties draw:marker-end="Arrowheads_20_56" draw:marker-end-width="0.3cm" draw:fill="none" draw:textarea-vertical-align="middle"/>
      <style:paragraph-properties style:writing-mode="lr-tb"/>
    </style:style>
    <style:style style:name="gr52" style:family="graphic" style:parent-style-name="objectwithoutfill">
      <style:graphic-properties draw:marker-end="Arrowheads_20_58" draw:marker-end-width="0.3cm" draw:fill="none" draw:textarea-vertical-align="middle"/>
      <style:paragraph-properties style:writing-mode="lr-tb"/>
    </style:style>
    <style:style style:name="gr53" style:family="graphic" style:parent-style-name="standard">
      <style:graphic-properties draw:textarea-horizontal-align="justify" draw:textarea-vertical-align="middle" draw:auto-grow-height="false" fo:min-height="2.226cm" fo:min-width="1.976cm"/>
      <style:paragraph-properties style:writing-mode="lr-tb"/>
    </style:style>
    <style:style style:name="gr54" style:family="graphic" style:parent-style-name="objectwithoutfill">
      <style:graphic-properties draw:marker-end="Arrowheads_20_59" draw:marker-end-width="0.3cm" draw:fill="none" draw:textarea-vertical-align="middle"/>
      <style:paragraph-properties style:writing-mode="lr-tb"/>
    </style:style>
    <style:style style:name="gr55" style:family="graphic" style:parent-style-name="objectwithoutfill">
      <style:graphic-properties draw:marker-end="Arrowheads_20_60" draw:marker-end-width="0.3cm" draw:fill="none" draw:textarea-vertical-align="middle"/>
      <style:paragraph-properties style:writing-mode="lr-tb"/>
    </style:style>
    <style:style style:name="gr56" style:family="graphic" style:parent-style-name="objectwithoutfill">
      <style:graphic-properties draw:marker-end="Arrowheads_20_61" draw:marker-end-width="0.3cm" draw:fill="none" draw:textarea-vertical-align="middle"/>
      <style:paragraph-properties style:writing-mode="lr-tb"/>
    </style:style>
    <style:style style:name="gr57" style:family="graphic" style:parent-style-name="objectwithoutfill">
      <style:graphic-properties draw:marker-end="Arrowheads_20_63" draw:marker-end-width="0.3cm" draw:fill="none" draw:textarea-vertical-align="middle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25cm" svg:height="4.25cm" svg:x="24.728cm" svg:y="28.5cm">
          <text:p text:style-name="P1">0 - 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4.25cm" svg:height="4.25cm" svg:x="40.75cm" svg:y="28.75cm">
          <text:p text:style-name="P1">1 - 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svg:x1="28.978cm" svg:y1="30.625cm" svg:x2="40.75cm" svg:y2="30.875cm" draw:start-shape="id1" draw:start-glue-point="10" draw:end-shape="id2" draw:end-glue-point="6" svg:d="M28978 30625h5887v250h5885" svg:viewBox="0 0 11773 251">
          <text:p text:style-name="P2">[A-Za-z_]</text:p>
        </draw:connector>
        <draw:custom-shape draw:style-name="gr3" draw:text-style-name="P1" xml:id="id3" draw:id="id3" draw:layer="layout" svg:width="4.25cm" svg:height="4.25cm" svg:x="40.75cm" svg:y="21.25cm">
          <text:p text:style-name="P1">100 – id *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4" draw:text-style-name="P3" draw:layer="layout" svg:x1="42.875cm" svg:y1="28.75cm" svg:x2="42.875cm" svg:y2="25.5cm" draw:start-shape="id2" draw:start-glue-point="4" draw:end-shape="id3" draw:end-glue-point="8" svg:d="M42875 28750v-3250" svg:viewBox="0 0 1 3251">
          <text:p text:style-name="P2">[^A-Za-z_0-9]</text:p>
        </draw:connector>
        <draw:connector draw:style-name="gr5" draw:text-style-name="P3" draw:layer="layout" draw:type="curve" draw:line-skew="0.592cm" svg:x1="44.378cm" svg:y1="29.372cm" svg:x2="45cm" svg:y2="30.875cm" draw:start-shape="id2" draw:start-glue-point="11" draw:end-shape="id2" draw:end-glue-point="10" svg:d="M44378 29372c2574 0 2263 1503 622 1503" svg:viewBox="0 0 1895 1504">
          <text:p text:style-name="P2">[A-Za-z_0-9]</text:p>
        </draw:connector>
        <draw:custom-shape draw:style-name="gr1" draw:text-style-name="P1" xml:id="id4" draw:id="id4" draw:layer="layout" svg:width="4.25cm" svg:height="4.25cm" svg:x="21.5cm" svg:y="35.5cm">
          <text:p text:style-name="P1">3 – float, int, dec, sub, immd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4.25cm" svg:height="4.25cm" svg:x="14.75cm" svg:y="41cm">
          <text:p text:style-name="P1">5 – float, <text:s/>i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22.122cm" svg:y1="39.128cm" svg:x2="18.378cm" svg:y2="41.622cm" draw:start-shape="id4" draw:start-glue-point="7" draw:end-shape="id5" draw:end-glue-point="11" svg:d="M22122 39128l-3744 2494" svg:viewBox="0 0 3745 2495">
          <text:p text:style-name="P2">[0-9]</text:p>
        </draw:connector>
        <draw:custom-shape draw:style-name="gr3" draw:text-style-name="P1" xml:id="id6" draw:id="id6" draw:layer="layout" svg:width="4.25cm" svg:height="4.25cm" svg:x="19.75cm" svg:y="47cm">
          <text:p text:style-name="P1">6 - flo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19cm" svg:y1="43.125cm" svg:x2="20.372cm" svg:y2="47.622cm" draw:start-shape="id5" draw:end-shape="id6" draw:end-glue-point="5" svg:d="M19000 43125l1372 4497" svg:viewBox="0 0 1373 4498">
          <text:p text:style-name="P2">.</text:p>
        </draw:connector>
        <draw:connector draw:style-name="gr8" draw:text-style-name="P3" draw:layer="layout" draw:type="curve" draw:line-skew="-0.593cm" svg:x1="21.875cm" svg:y1="47cm" svg:x2="23.378cm" svg:y2="47.622cm" draw:start-shape="id6" draw:start-glue-point="4" draw:end-shape="id6" draw:end-glue-point="11" svg:d="M21875 47000c0-1641 1503-1952 1503 622" svg:viewBox="0 0 1504 1895">
          <text:p text:style-name="P2">[0-9]</text:p>
        </draw:connector>
        <draw:custom-shape draw:style-name="gr3" draw:text-style-name="P1" xml:id="id7" draw:id="id7" draw:layer="layout" svg:width="4.25cm" svg:height="4.25cm" svg:x="25cm" svg:y="52.5cm">
          <text:p text:style-name="P1">101 – float *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9" draw:text-style-name="P3" draw:layer="layout" draw:type="line" svg:x1="24cm" svg:y1="49.125cm" svg:x2="25cm" svg:y2="54.625cm" draw:start-shape="id6" draw:start-glue-point="10" draw:end-shape="id7" draw:end-glue-point="6" svg:d="M24000 49125l1000 5500" svg:viewBox="0 0 1001 5501">
          <text:p text:style-name="P2">[^0-9]</text:p>
        </draw:connector>
        <draw:custom-shape draw:style-name="gr10" draw:text-style-name="P1" xml:id="id9" draw:id="id9" draw:layer="layout" svg:width="3cm" svg:height="3cm" svg:x="32.25cm" svg:y="41.75cm">
          <text:p text:style-name="P1">102 - immadd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0" draw:text-style-name="P1" xml:id="id11" draw:id="id11" draw:layer="layout" svg:width="3cm" svg:height="3cm" svg:x="24.5cm" svg:y="44.75cm">
          <text:p text:style-name="P1">104 - inc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0" draw:text-style-name="P1" xml:id="id10" draw:id="id10" draw:layer="layout" svg:width="3cm" svg:height="3cm" svg:x="28.5cm" svg:y="45cm">
          <text:p text:style-name="P1">103 - add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xml:id="id8" draw:id="id8" draw:layer="layout" svg:width="4.25cm" svg:height="4.25cm" svg:x="26cm" svg:y="38.25cm">
          <text:p text:style-name="P1">4 – float, int, inc, add, immad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3" draw:layer="layout" draw:type="curve" svg:x1="26.853cm" svg:y1="32.75cm" svg:x2="25.128cm" svg:y2="36.122cm" draw:start-shape="id1" draw:start-glue-point="8" draw:end-shape="id4" draw:end-glue-point="11" svg:d="M26853 32750c0 2064-1725 378-1725 3372" svg:viewBox="0 0 1726 3373">
          <text:p text:style-name="P2">-</text:p>
        </draw:connector>
        <draw:connector draw:style-name="gr12" draw:text-style-name="P3" draw:layer="layout" draw:type="curve" svg:x1="28.356cm" svg:y1="32.128cm" svg:x2="28.125cm" svg:y2="38.25cm" draw:start-shape="id1" draw:start-glue-point="9" draw:end-shape="id8" draw:end-glue-point="4" svg:d="M28356 32128c0 5059-231 1999-231 6122" svg:viewBox="0 0 232 6123">
          <text:p text:style-name="P2">+</text:p>
        </draw:connector>
        <draw:connector draw:style-name="gr13" draw:text-style-name="P3" draw:layer="layout" draw:type="curve" svg:x1="26.622cm" svg:y1="41.878cm" svg:x2="18.378cm" svg:y2="41.622cm" draw:start-shape="id8" draw:start-glue-point="7" draw:end-shape="id5" draw:end-glue-point="11" svg:d="M26622 41878c-6181 0-2060-256-8244-256" svg:viewBox="0 0 8245 257">
          <text:p text:style-name="P2">[0-9]</text:p>
        </draw:connector>
        <draw:connector draw:style-name="gr14" draw:text-style-name="P3" draw:layer="layout" draw:type="curve" svg:x1="29.628cm" svg:y1="38.872cm" svg:x2="32.25cm" svg:y2="43.25cm" draw:start-shape="id8" draw:start-glue-point="11" draw:end-shape="id9" draw:end-glue-point="6" svg:d="M29628 38872c2434 0 1124 4378 2622 4378" svg:viewBox="0 0 2623 4379">
          <text:p text:style-name="P2">=</text:p>
        </draw:connector>
        <draw:connector draw:style-name="gr15" draw:text-style-name="P3" draw:layer="layout" draw:type="curve" svg:x1="30.25cm" svg:y1="40.375cm" svg:x2="28.939cm" svg:y2="45.439cm" draw:start-shape="id8" draw:start-glue-point="10" draw:end-shape="id10" draw:end-glue-point="5" svg:d="M30250 40375c753 0 628 1688 112 2321s-1423 211-1423 2743" svg:viewBox="0 0 1844 5065">
          <text:p text:style-name="P2">[^0-9=\+]</text:p>
        </draw:connector>
        <draw:connector draw:style-name="gr16" draw:text-style-name="P3" draw:layer="layout" draw:type="curve" svg:x1="28.125cm" svg:y1="42.5cm" svg:x2="24.939cm" svg:y2="45.189cm" draw:start-shape="id8" draw:start-glue-point="8" draw:end-shape="id11" draw:end-glue-point="5" svg:d="M28125 42500c0 1689-3186 345-3186 2689" svg:viewBox="0 0 3187 2690">
          <text:p text:style-name="P2">+</text:p>
        </draw:connector>
        <draw:connector draw:style-name="gr17" draw:text-style-name="P3" draw:layer="layout" draw:type="curve" draw:line-skew="0.747cm" svg:x1="24.728cm" svg:y1="30.625cm" svg:x2="14.75cm" svg:y2="43.125cm" draw:start-shape="id1" draw:start-glue-point="6" draw:end-shape="id5" draw:end-glue-point="6" svg:d="M24728 30625c-14598 0-9609 12500-9978 12500" svg:viewBox="0 0 10512 12501">
          <text:p/>
        </draw:connector>
        <draw:custom-shape draw:style-name="gr18" draw:text-style-name="P1" xml:id="id12" draw:id="id12" draw:layer="layout" svg:width="2.75cm" svg:height="2.75cm" svg:x="20.75cm" svg:y="31.5cm">
          <text:p text:style-name="P1">106 - immsub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8" draw:text-style-name="P1" xml:id="id13" draw:id="id13" draw:layer="layout" svg:width="2.75cm" svg:height="2.75cm" svg:x="17.75cm" svg:y="34cm">
          <text:p text:style-name="P1">107 - decrement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8" draw:text-style-name="P1" xml:id="id14" draw:id="id14" draw:layer="layout" svg:width="2.75cm" svg:height="2.75cm" svg:x="16.25cm" svg:y="37cm">
          <text:p text:style-name="P1">108 sub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19" draw:text-style-name="P3" draw:layer="layout" draw:type="curve" svg:x1="23.098cm" svg:y1="33.848cm" svg:x2="23.625cm" svg:y2="35.5cm" draw:start-shape="id12" draw:start-glue-point="9" draw:end-shape="id4" draw:end-glue-point="4" svg:d="M23098 33848c0 1542 527 716 527 1652" svg:viewBox="0 0 528 1653">
          <text:p text:style-name="P2">=</text:p>
        </draw:connector>
        <draw:connector draw:style-name="gr20" draw:text-style-name="P3" draw:layer="layout" draw:type="curve" svg:x1="22.122cm" svg:y1="36.122cm" svg:x2="20.5cm" svg:y2="35.375cm" draw:start-shape="id4" draw:start-glue-point="5" draw:end-shape="id13" draw:end-glue-point="10" svg:d="M22122 36122c0-498-540-747-1622-747" svg:viewBox="0 0 1623 748">
          <text:p text:style-name="P2">-</text:p>
        </draw:connector>
        <draw:connector draw:style-name="gr21" draw:text-style-name="P3" draw:layer="layout" draw:type="curve" svg:x1="21.5cm" svg:y1="37.625cm" svg:x2="19cm" svg:y2="38.375cm" draw:start-shape="id4" draw:start-glue-point="6" draw:end-shape="id14" draw:end-glue-point="10" svg:d="M21500 37625c-1873 0-624 750-2500 750" svg:viewBox="0 0 2501 751">
          <text:p text:style-name="P2">[^0-9=-]</text:p>
        </draw:connector>
        <draw:frame draw:style-name="gr22" draw:text-style-name="P4" draw:layer="layout" svg:width="2.75cm" svg:height="1cm" svg:x="14.75cm" svg:y="32.5cm">
          <draw:text-box>
            <text:p>[0-9]</text:p>
          </draw:text-box>
        </draw:frame>
        <draw:connector draw:style-name="gr23" draw:text-style-name="P3" draw:layer="layout" draw:type="curve" draw:line-skew="-0.343cm" svg:x1="14.75cm" svg:y1="43.125cm" svg:x2="15.372cm" svg:y2="44.628cm" draw:start-shape="id5" draw:start-glue-point="6" draw:end-shape="id5" draw:end-glue-point="7" svg:d="M14750 43125c-1266 0-1577 1503 622 1503" svg:viewBox="0 0 1614 1504">
          <text:p text:style-name="P2">[0-9]</text:p>
        </draw:connector>
        <draw:custom-shape draw:style-name="gr24" draw:text-style-name="P1" xml:id="id15" draw:id="id15" draw:layer="layout" svg:width="4.75cm" svg:height="4.75cm" svg:x="13.75cm" svg:y="47.75cm">
          <text:p text:style-name="P1">105 – int *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25" draw:text-style-name="P3" draw:layer="layout" draw:type="curve" svg:x1="16.875cm" svg:y1="45.25cm" svg:x2="16.125cm" svg:y2="47.75cm" draw:start-shape="id5" draw:start-glue-point="8" draw:end-shape="id15" draw:end-glue-point="4" svg:d="M16875 45250c0 1876-750 627-750 2500" svg:viewBox="0 0 751 2501">
          <text:p text:style-name="P2">[^.]</text:p>
        </draw:connector>
        <draw:frame draw:style-name="gr26" draw:text-style-name="P4" draw:layer="layout" svg:width="6cm" svg:height="13.049cm" svg:x="35.75cm" svg:y="10.25cm">
          <draw:text-box>
            <text:p>Direct accept states:</text:p>
            <text:p>121 - ( - openbr</text:p>
            <text:p>122 - ) - closebr</text:p>
            <text:p>123 - { - opencbr</text:p>
            <text:p>124 - } - closecbr</text:p>
            <text:p>125 - ] - closesbr</text:p>
            <text:p>126 - [ - opensbr</text:p>
            <text:p>127 - = - assign</text:p>
            <text:p>128 - . selector</text:p>
            <text:p>129 - % - modulus</text:p>
            <text:p>130 - ; - semicolon</text:p>
            <text:p>131 - : - colon</text:p>
            <text:p>133 - , - comma</text:p>
            <text:p>200 - - space</text:p>
            <text:p>201 - \n – newline</text:p>
            <text:p>202 – \t – tab</text:p>
            <text:p/>
          </draw:text-box>
        </draw:frame>
        <draw:custom-shape draw:style-name="gr27" draw:text-style-name="P1" xml:id="id16" draw:id="id16" draw:layer="layout" svg:width="2.5cm" svg:height="2.5cm" svg:x="13.25cm" svg:y="23cm">
          <text:p text:style-name="P1">24 – gt - 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xml:id="id18" draw:id="id18" draw:layer="layout" svg:width="2.75cm" svg:height="2.75cm" svg:x="5.5cm" svg:y="22.5cm">
          <text:p text:style-name="P1">109 – gt *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28" draw:text-style-name="P3" draw:layer="layout" draw:type="curve" svg:x1="24.728cm" svg:y1="30.625cm" svg:x2="15.384cm" svg:y2="25.134cm" draw:start-shape="id1" draw:start-glue-point="6" draw:end-shape="id16" draw:end-glue-point="9" svg:d="M24728 30625c-6732 0-2060-5491-9344-5491" svg:viewBox="0 0 9345 5492">
          <text:p text:style-name="P2">&gt;</text:p>
        </draw:connector>
        <draw:custom-shape draw:style-name="gr18" draw:text-style-name="P1" xml:id="id17" draw:id="id17" draw:layer="layout" svg:width="2.75cm" svg:height="2.75cm" svg:x="10.75cm" svg:y="19cm">
          <text:p text:style-name="P1">110 - ge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29" draw:text-style-name="P3" draw:layer="layout" draw:type="curve" svg:x1="14.5cm" svg:y1="23cm" svg:x2="12.125cm" svg:y2="21.75cm" draw:start-shape="id16" draw:start-glue-point="4" draw:end-shape="id17" draw:end-glue-point="8" svg:d="M14500 23000c0-936-2375-311-2375-1250" svg:viewBox="0 0 2376 1251">
          <text:p text:style-name="P2">=</text:p>
        </draw:connector>
        <draw:connector draw:style-name="gr30" draw:text-style-name="P3" draw:layer="layout" draw:type="curve" svg:x1="13.25cm" svg:y1="24.25cm" svg:x2="8.25cm" svg:y2="23.875cm" draw:start-shape="id16" draw:start-glue-point="6" draw:end-shape="id18" draw:end-glue-point="10" svg:d="M13250 24250c-3748 0-1249-375-5000-375" svg:viewBox="0 0 5001 376">
          <text:p text:style-name="P2">[()A-Za-z0-9_]</text:p>
        </draw:connector>
        <draw:custom-shape draw:style-name="gr27" draw:text-style-name="P1" xml:id="id19" draw:id="id19" draw:layer="layout" svg:width="2.5cm" svg:height="2.5cm" svg:x="23.5cm" svg:y="20.75cm">
          <text:p text:style-name="P1">27 – lt - 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xml:id="id21" draw:id="id21" draw:layer="layout" svg:width="2.75cm" svg:height="2.75cm" svg:x="15.75cm" svg:y="20.25cm">
          <text:p text:style-name="P1">111 – lt *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8" draw:text-style-name="P1" xml:id="id20" draw:id="id20" draw:layer="layout" svg:width="2.75cm" svg:height="2.75cm" svg:x="21cm" svg:y="16.75cm">
          <text:p text:style-name="P1">112 - le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29" draw:text-style-name="P3" draw:layer="layout" draw:type="curve" svg:x1="24.75cm" svg:y1="20.75cm" svg:x2="22.375cm" svg:y2="19.5cm" draw:start-shape="id19" draw:start-glue-point="4" draw:end-shape="id20" draw:end-glue-point="8" svg:d="M24750 20750c0-936-2375-311-2375-1250" svg:viewBox="0 0 2376 1251">
          <text:p text:style-name="P2">=</text:p>
        </draw:connector>
        <draw:connector draw:style-name="gr30" draw:text-style-name="P3" draw:layer="layout" draw:type="curve" svg:x1="23.5cm" svg:y1="22cm" svg:x2="18.5cm" svg:y2="21.625cm" draw:start-shape="id19" draw:start-glue-point="6" draw:end-shape="id21" draw:end-glue-point="10" svg:d="M23500 22000c-3748 0-1249-375-5000-375" svg:viewBox="0 0 5001 376">
          <text:p text:style-name="P2">[()A-Za-z0-9_]</text:p>
        </draw:connector>
        <draw:connector draw:style-name="gr31" draw:text-style-name="P3" draw:layer="layout" draw:type="curve" svg:x1="26.853cm" svg:y1="28.5cm" svg:x2="24.75cm" svg:y2="23.25cm" draw:start-shape="id1" draw:start-glue-point="4" draw:end-shape="id19" draw:end-glue-point="8" svg:d="M26853 28500c0-3936-2103-1311-2103-5250" svg:viewBox="0 0 2104 5251">
          <text:p text:style-name="P2">&lt;</text:p>
        </draw:connector>
        <draw:custom-shape draw:style-name="gr32" draw:text-style-name="P1" xml:id="id22" draw:id="id22" draw:layer="layout" svg:width="3cm" svg:height="3cm" svg:x="31cm" svg:y="25.5cm">
          <text:p text:style-name="P1">30 – div, divim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xml:id="id23" draw:id="id23" draw:layer="layout" svg:width="3cm" svg:height="3cm" svg:x="26.5cm" svg:y="22.25cm">
          <text:p text:style-name="P1">31 – mul, mulimm, po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3" draw:layer="layout" draw:type="curve" svg:x1="28.356cm" svg:y1="29.122cm" svg:x2="31.439cm" svg:y2="28.061cm" draw:start-shape="id1" draw:start-glue-point="11" draw:end-shape="id22" draw:end-glue-point="7" svg:d="M28356 29122c2451 0 910-1061 3083-1061" svg:viewBox="0 0 3084 1062">
          <text:p text:style-name="P2">/</text:p>
        </draw:connector>
        <draw:connector draw:style-name="gr34" draw:text-style-name="P3" draw:layer="layout" draw:type="curve" svg:x1="26.853cm" svg:y1="28.5cm" svg:x2="28cm" svg:y2="25.25cm" draw:start-shape="id1" draw:end-shape="id23" draw:end-glue-point="8" svg:d="M26853 28500c0-2232 1147-607 1147-3250" svg:viewBox="0 0 1148 3251">
          <text:p text:style-name="P2">*</text:p>
        </draw:connector>
        <draw:custom-shape draw:style-name="gr35" draw:text-style-name="P1" xml:id="id24" draw:id="id24" draw:layer="layout" svg:width="2.5cm" svg:height="2.5cm" svg:x="23.75cm" svg:y="12cm">
          <text:p text:style-name="P1">113 - mul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1" xml:id="id25" draw:id="id25" draw:layer="layout" svg:width="2.5cm" svg:height="2.5cm" svg:x="27.5cm" svg:y="14.75cm">
          <text:p text:style-name="P1">114 - mulimm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1" xml:id="id26" draw:id="id26" draw:layer="layout" svg:width="2.5cm" svg:height="2.5cm" svg:x="29cm" svg:y="18cm">
          <text:p text:style-name="P1">115 - pot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6" draw:text-style-name="P3" draw:layer="layout" draw:type="curve" svg:x1="26.939cm" svg:y1="22.689cm" svg:x2="25cm" svg:y2="14.5cm" draw:start-shape="id23" draw:start-glue-point="5" draw:end-shape="id24" draw:end-glue-point="8" svg:d="M26939 22689c0-6577-1939-2483-1939-8189" svg:viewBox="0 0 1940 8190">
          <text:p text:style-name="P2">[()0-9A-Za-z_]</text:p>
        </draw:connector>
        <draw:connector draw:style-name="gr37" draw:text-style-name="P3" draw:layer="layout" draw:type="curve" svg:x1="28cm" svg:y1="22.25cm" svg:x2="28.75cm" svg:y2="17.25cm" draw:start-shape="id23" draw:start-glue-point="4" draw:end-shape="id25" draw:end-glue-point="8" svg:d="M28000 22250c0-3831 750-1331 750-5000" svg:viewBox="0 0 751 5001">
          <text:p text:style-name="P2">=</text:p>
        </draw:connector>
        <draw:connector draw:style-name="gr38" draw:text-style-name="P3" draw:layer="layout" draw:type="curve" svg:x1="29.061cm" svg:y1="22.689cm" svg:x2="29.366cm" svg:y2="20.134cm" draw:start-shape="id23" draw:start-glue-point="11" draw:end-shape="id26" draw:end-glue-point="7" svg:d="M29061 22689c0-2077 305-800 305-2555" svg:viewBox="0 0 306 2556">
          <text:p text:style-name="P2">*</text:p>
        </draw:connector>
        <draw:custom-shape draw:style-name="gr35" draw:text-style-name="P1" xml:id="id27" draw:id="id27" draw:layer="layout" svg:width="2.5cm" svg:height="2.5cm" svg:x="32cm" svg:y="20.75cm">
          <text:p text:style-name="P1">116 - div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1" xml:id="id28" draw:id="id28" draw:layer="layout" svg:width="2.5cm" svg:height="2.5cm" svg:x="35.25cm" svg:y="23.5cm">
          <text:p text:style-name="P1">117 - divimm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1" xml:id="id29" draw:id="id29" draw:layer="layout" svg:width="2.5cm" svg:height="2.5cm" svg:x="36.5cm" svg:y="27cm">
          <text:p text:style-name="P1">118 - floordiv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9" draw:text-style-name="P3" draw:layer="layout" draw:type="curve" svg:x1="32.5cm" svg:y1="25.5cm" svg:x2="33.25cm" svg:y2="23.25cm" draw:start-shape="id22" draw:start-glue-point="4" draw:end-shape="id27" draw:end-glue-point="8" svg:d="M32500 25500c0-1686 750-561 750-2250" svg:viewBox="0 0 751 2251">
          <text:p text:style-name="P2">[()0-9A-Za-z_]</text:p>
        </draw:connector>
        <draw:connector draw:style-name="gr40" draw:text-style-name="P3" draw:layer="layout" draw:type="curve" svg:x1="33.561cm" svg:y1="25.939cm" svg:x2="35.25cm" svg:y2="24.75cm" draw:start-shape="id22" draw:start-glue-point="11" draw:end-shape="id28" draw:end-glue-point="6" svg:d="M33561 25939c1597 0 753-1189 1689-1189" svg:viewBox="0 0 1690 1190">
          <text:p text:style-name="P2">=</text:p>
        </draw:connector>
        <draw:connector draw:style-name="gr41" draw:text-style-name="P3" draw:layer="layout" draw:type="curve" svg:x1="34cm" svg:y1="27cm" svg:x2="36.5cm" svg:y2="28.25cm" draw:start-shape="id22" draw:start-glue-point="10" draw:end-shape="id29" draw:end-glue-point="6" svg:d="M34000 27000c1876 0 627 1250 2500 1250" svg:viewBox="0 0 2501 1251">
          <text:p text:style-name="P2">/</text:p>
        </draw:connector>
        <draw:custom-shape draw:style-name="gr42" draw:text-style-name="P1" xml:id="id30" draw:id="id30" draw:layer="layout" svg:width="3.5cm" svg:height="3.5cm" svg:x="37.5cm" svg:y="32.5cm">
          <text:p text:style-name="P1">38 - ch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3" draw:layer="layout" draw:type="curve" svg:x1="28.978cm" svg:y1="30.625cm" svg:x2="38.012cm" svg:y2="33.012cm" draw:start-shape="id1" draw:end-shape="id30" draw:end-glue-point="5" svg:d="M28978 30625c6393 0 1876 2387 9034 2387" svg:viewBox="0 0 9035 2388">
          <text:p text:style-name="P2">‘</text:p>
        </draw:connector>
        <draw:custom-shape draw:style-name="gr32" draw:text-style-name="P1" xml:id="id31" draw:id="id31" draw:layer="layout" svg:width="3cm" svg:height="3cm" svg:x="40.5cm" svg:y="36.5cm">
          <text:p text:style-name="P1">39 - ch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xml:id="id32" draw:id="id32" draw:layer="layout" svg:width="2.5cm" svg:height="2.5cm" svg:x="39cm" svg:y="43cm">
          <text:p text:style-name="P1">120 - char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44" draw:text-style-name="P3" draw:layer="layout" draw:type="curve" svg:x1="41cm" svg:y1="34.25cm" svg:x2="42cm" svg:y2="36.5cm" draw:start-shape="id30" draw:start-glue-point="10" draw:end-shape="id31" draw:end-glue-point="4" svg:d="M41000 34250c667 0 1000 750 1000 2250" svg:viewBox="0 0 1001 2251">
          <text:p text:style-name="P2">[[^’\]]</text:p>
        </draw:connector>
        <draw:connector draw:style-name="gr45" draw:text-style-name="P3" draw:layer="layout" draw:type="curve" svg:x1="42cm" svg:y1="39.5cm" svg:x2="40.25cm" svg:y2="43cm" draw:start-shape="id31" draw:start-glue-point="8" draw:end-shape="id32" draw:end-glue-point="4" svg:d="M42000 39500c0 2626-1750 877-1750 3500" svg:viewBox="0 0 1751 3501">
          <text:p text:style-name="P2">‘</text:p>
        </draw:connector>
        <draw:custom-shape draw:style-name="gr32" draw:text-style-name="P1" xml:id="id33" draw:id="id33" draw:layer="layout" svg:width="3cm" svg:height="3cm" svg:x="31.5cm" svg:y="33.25cm">
          <text:p text:style-name="P1">41 - str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3" draw:layer="layout" draw:type="curve" svg:x1="28.978cm" svg:y1="30.625cm" svg:x2="31.939cm" svg:y2="33.689cm" draw:start-shape="id1" draw:start-glue-point="10" draw:end-shape="id33" draw:end-glue-point="5" svg:d="M28978 30625c1893 0 413 3064 2961 3064" svg:viewBox="0 0 2962 3065">
          <text:p text:style-name="P2">“</text:p>
        </draw:connector>
        <draw:connector draw:style-name="gr47" draw:text-style-name="P3" draw:layer="layout" draw:type="curve" svg:x1="31.5cm" svg:y1="34.75cm" svg:x2="30.25cm" svg:y2="38cm" draw:start-shape="id33" draw:start-glue-point="6" draw:end-shape="id34" draw:end-glue-point="6" svg:d="M31500 34750c-2626 0-2001 3250-1250 3250" svg:viewBox="0 0 1904 3251">
          <text:p text:style-name="P2">\</text:p>
        </draw:connector>
        <draw:custom-shape draw:style-name="gr32" draw:text-style-name="P1" xml:id="id34" draw:id="id34" draw:layer="layout" svg:width="3cm" svg:height="3cm" svg:x="30.25cm" svg:y="36.5cm">
          <text:p text:style-name="P1">42 - str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3" draw:layer="layout" draw:type="curve" svg:x1="33.25cm" svg:y1="38cm" svg:x2="34.061cm" svg:y2="35.811cm" draw:start-shape="id34" draw:start-glue-point="10" draw:end-shape="id33" draw:end-glue-point="9" svg:d="M33250 38000c541 0 811-729 811-2189" svg:viewBox="0 0 812 2190">
          <text:p text:style-name="P2">[[:any:]]</text:p>
        </draw:connector>
        <draw:custom-shape draw:style-name="gr49" draw:text-style-name="P1" xml:id="id35" draw:id="id35" draw:layer="layout" svg:width="3.25cm" svg:height="3.25cm" svg:x="35.75cm" svg:y="37.25cm">
          <text:p text:style-name="P1">119 - string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50" draw:text-style-name="P5" draw:layer="layout" draw:type="curve" svg:x1="34.5cm" svg:y1="34.75cm" svg:x2="36.226cm" svg:y2="37.726cm" draw:start-shape="id33" draw:start-glue-point="10" draw:end-shape="id35" draw:end-glue-point="5" svg:d="M34500 34750c939 0 76 2976 1726 2976" svg:viewBox="0 0 1727 2977">
          <text:p/>
        </draw:connector>
        <draw:connector draw:style-name="gr51" draw:text-style-name="P3" draw:layer="layout" draw:type="curve" svg:x1="33cm" svg:y1="33.25cm" svg:x2="34.061cm" svg:y2="33.689cm" draw:start-shape="id33" draw:start-glue-point="4" draw:end-shape="id33" draw:end-glue-point="11" svg:d="M33000 33250c0-751 1061-971 1061 439" svg:viewBox="0 0 1062 1033">
          <text:p text:style-name="P2">[[:any:]]</text:p>
        </draw:connector>
        <draw:custom-shape draw:style-name="gr32" draw:text-style-name="P1" xml:id="id36" draw:id="id36" draw:layer="layout" svg:width="3cm" svg:height="3cm" svg:x="12.25cm" svg:y="27.25cm">
          <text:p text:style-name="P1">43 - di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3" draw:layer="layout" draw:type="curve" svg:x1="24.728cm" svg:y1="30.625cm" svg:x2="15.25cm" svg:y2="28.75cm" draw:start-shape="id1" draw:start-glue-point="6" draw:end-shape="id36" draw:end-glue-point="10" svg:d="M24728 30625c-7107 0-2368-1875-9478-1875" svg:viewBox="0 0 9479 1876">
          <text:p text:style-name="P2">#</text:p>
        </draw:connector>
        <draw:custom-shape draw:style-name="gr53" draw:text-style-name="P1" xml:id="id37" draw:id="id37" draw:layer="layout" svg:width="3.5cm" svg:height="3.5cm" svg:x="4cm" svg:y="30cm">
          <text:p text:style-name="P1">* 132 – dir 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54" draw:text-style-name="P3" draw:layer="layout" draw:type="curve" svg:x1="14.811cm" svg:y1="29.811cm" svg:x2="13.75cm" svg:y2="30.25cm" draw:start-shape="id36" draw:start-glue-point="9" draw:end-shape="id36" draw:end-glue-point="8" svg:d="M14811 29811c0 1411-1061 1192-1061 439" svg:viewBox="0 0 1062 1034">
          <text:p text:style-name="P2">[A-Za-z]</text:p>
        </draw:connector>
        <draw:connector draw:style-name="gr55" draw:text-style-name="P3" draw:layer="layout" draw:type="curve" svg:x1="12.25cm" svg:y1="28.75cm" svg:x2="6.988cm" svg:y2="30.512cm" draw:start-shape="id36" draw:start-glue-point="6" draw:end-shape="id37" draw:end-glue-point="11" svg:d="M12250 28750c-3561 0-930 1762-5262 1762" svg:viewBox="0 0 5263 1763">
          <text:p text:style-name="P2">[^A-z]</text:p>
        </draw:connector>
        <draw:custom-shape draw:style-name="gr32" draw:text-style-name="P1" xml:id="id38" draw:id="id38" draw:layer="layout" svg:width="3cm" svg:height="3cm" svg:x="44.5cm" svg:y="34cm">
          <text:p text:style-name="P1">44 – char esc ap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6" draw:text-style-name="P5" draw:layer="layout" draw:type="curve" svg:x1="40.488cm" svg:y1="33.012cm" svg:x2="44.939cm" svg:y2="34.439cm" draw:start-shape="id30" draw:start-glue-point="11" draw:end-shape="id38" draw:end-glue-point="5" svg:d="M40488 33012c3394 0 1169 1427 4451 1427" svg:viewBox="0 0 4452 1428">
          <text:p text:style-name="P2">\</text:p>
        </draw:connector>
        <draw:connector draw:style-name="gr57" draw:text-style-name="P5" draw:layer="layout" draw:type="curve" svg:x1="47.061cm" svg:y1="36.561cm" svg:x2="43.5cm" svg:y2="38cm" draw:start-shape="id38" draw:start-glue-point="9" draw:end-shape="id31" draw:end-glue-point="10" svg:d="M47061 36561c0 960-1187 1439-3561 1439" svg:viewBox="0 0 3562 1440">
          <text:p text:style-name="P2">[ntbrf\’]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05T19:00:45.766456347</meta:creation-date>
    <dc:date>2021-11-27T01:18:05.594815606</dc:date>
    <meta:editing-duration>PT1H24M5S</meta:editing-duration>
    <meta:editing-cycles>14</meta:editing-cycles>
    <meta:generator>LibreOffice/7.2.2.2$Linux_X86_64 LibreOffice_project/20$Build-2</meta:generator>
    <meta:document-statistic meta:object-count="86"/>
  </office:meta>
</office:document-meta>
</file>